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style:font-name="Courier New1" fo:language="en" fo:country="US" style:font-name-complex="Courier New1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Код">
      <style:text-properties fo:font-weight="bold" style:font-weight-asian="bold" style:font-weight-complex="bold"/>
    </style:style>
    <style:style style:name="P6" style:family="paragraph" style:parent-style-name="Код">
      <style:text-properties fo:language="en" fo:country="US"/>
    </style:style>
    <style:style style:name="P7" style:family="paragraph" style:parent-style-name="Heading_20_4">
      <style:text-properties officeooo:paragraph-rsid="0012e385"/>
    </style:style>
    <style:style style:name="P8" style:family="paragraph" style:parent-style-name="Standard">
      <style:text-properties fo:language="ru" fo:country="RU" fo:font-weight="bold" style:font-weight-asian="bold" style:font-weight-complex="bold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asian="ru" style:country-asian="RU"/>
    </style:style>
    <style:style style:name="T6" style:family="text">
      <style:text-properties fo:language="ru" fo:country="RU" officeooo:rsid="00166613" style:language-asian="ru" style:country-asian="RU"/>
    </style:style>
    <style:style style:name="T7" style:family="text">
      <style:text-properties fo:language="ru" fo:country="RU" officeooo:rsid="00166613"/>
    </style:style>
    <style:style style:name="T8" style:family="text">
      <style:text-properties style:language-asian="ru" style:country-asian="RU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311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8">Лабораторная работа </text:span><text:bookmark text:name="p25271-1"/><text:span text:style-name="T8">1</text:span><text:span text:style-name="T6">6</text:span></text:h>
      <text:h text:style-name="Heading_20_4" text:outline-level="4"><text:span text:style-name="T5">1</text:span><text:span text:style-name="T6">6</text:span><text:span text:style-name="T5">.1</text:span><text:span text:style-name="T8"> [#30]</text:span></text:h>
      <text:p text:style-name="Standard"><text:span text:style-name="T8">Используя модуль </text:span><text:bookmark-start text:name="count3"/><text:span text:style-name="T8">Count3</text:span><text:bookmark-end text:name="count3"/><text:span text:style-name="T8">, напишите программу для подсчета реверсов в строке символов. Реверсом являются три последовательных символа, такие, что средний символ больше или меньше крайних.</text:span></text:p>
      <text:p text:style-name="Standard"><text:line-break/><text:bookmark text:name="p17683-4"/>Пример:</text:p>
      <text:p text:style-name="Standard"/>
      <text:p text:style-name="Код">INPUT:1213453</text:p>
      <text:p text:style-name="Код">OUTPUT:</text:p>
      <text:p text:style-name="Код"/>
      <text:p text:style-name="Код">Вход:1213453<text:line-break/>Количество реверсов:003</text:p>
      <text:h text:style-name="Heading_20_4" text:outline-level="4"><text:span text:style-name="T4">1</text:span><text:span text:style-name="T7">6</text:span><text:span text:style-name="T4">.2</text:span> [#<text:span text:style-name="T1">3</text:span>0]</text:h>
      <text:p text:style-name="P9">Проведите сборку и проверьте работу программы <text:span text:style-name="T9">TestRemove</text:span>. Тексты модуля и разделов проекта приведены ниже. <text:line-break/>В модуле восстановите процедуру AddQ.</text:p>
      <text:h text:style-name="P7" text:outline-level="4"/>
      <text:p text:style-name="P8">Текст модуля <text:span text:style-name="T1">Count3</text:span></text:p>
      <text:p text:style-name="Код">UNIT Count3;</text:p>
      <text:p text:style-name="Код">INTERFACE</text:p>
      <text:p text:style-name="Код">VAR</text:p>
      <text:p text:style-name="Код"><text:s text:c="2"/>Ones, Tens, <text:span text:style-name="T1">Hundreds</text:span>: CHAR;</text:p>
      <text:p text:style-name="Код"><text:s text:c="2"/>PROCEDURE Start;</text:p>
      <text:p text:style-name="Код"><text:s text:c="2"/>PROCEDURE Bump;</text:p>
      <text:p text:style-name="Код"><text:s text:c="2"/>PROCEDURE Value (VAR V100, V10, V1: CHAR);</text:p>
      <text:p text:style-name="Код">IMPLEMENTATION</text:p>
      <text:p text:style-name="Код"><text:s text:c="2"/>PROCEDURE Start;</text:p>
      <text:p text:style-name="Код"><text:s text:c="4"/>{Сбрасывает счетчик в ноль}</text:p>
      <text:p text:style-name="Код"><text:s text:c="4"/>BEGIN{Start}</text:p>
      <text:p text:style-name="Код"><text:s text:c="6"/>Ones <text:s text:c="5"/>:= '0';</text:p>
      <text:p text:style-name="Код"><text:s text:c="6"/>Tens <text:s text:c="5"/>:= '0';</text:p>
      <text:p text:style-name="Код"><text:s text:c="6"/>Hundreds <text:s/>:= '0'</text:p>
      <text:p text:style-name="Код"><text:s text:c="4"/>END;{Start}</text:p>
      <text:p text:style-name="Код"/>
      <text:p text:style-name="Код"><text:s text:c="2"/>PROCEDURE Bump;</text:p>
      <text:p text:style-name="Код"><text:s text:c="4"/>{Увеличивает 3-цифровой счетчик определенный <text:s text:c="2"/>Ones, Tens, Hundreds</text:p>
      <text:p text:style-name="Код"><text:s text:c="5"/>на единицу ,если он находится в диапaзоне от 0 до 999 }</text:p>
      <text:p text:style-name="Код"><text:s text:c="4"/>PROCEDURE NextDigit(VAR Digit: CHAR);</text:p>
      <text:p text:style-name="Код"><text:s text:c="6"/>BEGIN {NextDigit}</text:p>
      <text:p text:style-name="Код"><text:s text:c="8"/>IF Digit = '0' THEN Digit :='1' ELSE</text:p>
      <text:p text:style-name="Код"><text:s text:c="8"/>IF Digit = '1' THEN Digit :='2' ELSE</text:p>
      <text:p text:style-name="Код"><text:s text:c="8"/>IF Digit = '2' THEN Digit :='3' ELSE</text:p>
      <text:p text:style-name="Код"><text:s text:c="8"/>IF Digit = '3' THEN Digit :='4' ELSE</text:p>
      <text:p text:style-name="Код"><text:s text:c="8"/>IF Digit = '4' THEN Digit :='5' ELSE</text:p>
      <text:p text:style-name="Код"><text:soft-page-break/><text:s text:c="8"/>IF Digit = '5' THEN Digit :='6' ELSE</text:p>
      <text:p text:style-name="Код"><text:s text:c="8"/>IF Digit = '6' THEN Digit :='7' ELSE</text:p>
      <text:p text:style-name="Код"><text:s text:c="8"/>IF Digit = '7' THEN Digit :='8' ELSE</text:p>
      <text:p text:style-name="Код"><text:s text:c="8"/>IF Digit = '8' THEN Digit :='9' ELSE</text:p>
      <text:p text:style-name="Код"><text:s text:c="8"/>IF Digit = '9' THEN Digit :='0'</text:p>
      <text:p text:style-name="Код"><text:s text:c="6"/>END;{NextDigit}</text:p>
      <text:p text:style-name="Код"><text:s text:c="4"/>BEGIN {Bump}</text:p>
      <text:p text:style-name="Код"><text:s text:c="6"/>NextDigit( Ones );</text:p>
      <text:p text:style-name="Код"><text:s text:c="6"/>IF <text:s/>Ones = '0'</text:p>
      <text:p text:style-name="Код"><text:s text:c="6"/>THEN</text:p>
      <text:p text:style-name="Код"><text:s text:c="8"/>BEGIN</text:p>
      <text:p text:style-name="Код"><text:s text:c="10"/>NextDigit(Tens);</text:p>
      <text:p text:style-name="Код"><text:s text:c="10"/>IF Tens= '0'</text:p>
      <text:p text:style-name="Код"><text:s text:c="10"/>THEN</text:p>
      <text:p text:style-name="Код"><text:s text:c="12"/>BEGIN</text:p>
      <text:p text:style-name="Код"><text:s text:c="14"/>NextDigit(Hundreds);</text:p>
      <text:p text:style-name="Код"><text:s text:c="14"/>IF Hundreds= '0'</text:p>
      <text:p text:style-name="Код"><text:s text:c="14"/>THEN</text:p>
      <text:p text:style-name="Код"><text:s text:c="16"/>BEGIN</text:p>
      <text:p text:style-name="Код"><text:s text:c="18"/>Ones <text:s text:c="5"/>:= '9';</text:p>
      <text:p text:style-name="Код"><text:s text:c="18"/>Tens <text:s text:c="5"/>:= '9';</text:p>
      <text:p text:style-name="Код"><text:s text:c="18"/>Hundreds <text:s/>:= '9'</text:p>
      <text:p text:style-name="Код"><text:s text:c="16"/>END</text:p>
      <text:p text:style-name="Код"><text:s text:c="12"/>END</text:p>
      <text:p text:style-name="Код"><text:s text:c="8"/>END</text:p>
      <text:p text:style-name="Код"><text:s text:c="4"/>END; {Bump}</text:p>
      <text:p text:style-name="Код"><text:s text:c="4"/>PROCEDURE Value (VAR V100, V10, V1: CHAR);</text:p>
      <text:p text:style-name="Код"><text:s text:c="6"/>{Возвращает содержимое счетчика}</text:p>
      <text:p text:style-name="Код"><text:s text:c="6"/>BEGIN {Value}</text:p>
      <text:p text:style-name="Код"><text:s text:c="9"/>V100 <text:s/>:= Hundreds;</text:p>
      <text:p text:style-name="Код"><text:s text:c="9"/>V10 <text:s text:c="2"/>:= Tens;</text:p>
      <text:p text:style-name="Код"><text:s text:c="9"/>V1 <text:s text:c="3"/>:= Ones</text:p>
      <text:p text:style-name="Код"><text:s text:c="6"/>END {Value};</text:p>
      <text:p text:style-name="Код">BEGIN</text:p>
      <text:p text:style-name="Код">END. {UNIT Count3}</text:p>
      <text:p text:style-name="Standard"/>
      <text:p text:style-name="P2">Разделы проекта программы <text:span text:style-name="T3">TestRemove</text:span></text:p>
      <text:p text:style-name="Код">PROGRAM TestRemove(INPUT,OUTPUT);</text:p>
      <text:p text:style-name="Код"><text:s text:c="2"/>{Читает строку из входа ,пропускает ее через RemoveExtraBlanks}</text:p>
      <text:p text:style-name="Код">USES <text:span text:style-name="T1">Queue</text:span>;</text:p>
      <text:p text:style-name="Код">VAR</text:p>
      <text:p text:style-name="Код"><text:s text:c="2"/>Ch: CHAR;</text:p>
      <text:p text:style-name="Код"><text:span text:style-name="T1">PROCEDURE</text:span> <text:span text:style-name="T1">RemoveExtraBlanks</text:span>;</text:p>
      <text:p text:style-name="Код"><text:s text:c="2"/>{Удаляет лишни<text:span text:style-name="T1">e</text:span> пробелы между словами на одной строке}</text:p>
      <text:p text:style-name="Код"/>
      <text:p text:style-name="Код"><text:span text:style-name="T1">BEGIN {TestRemove}</text:span></text:p>
      <text:p text:style-name="Код"><text:s text:c="2"/>EmptyQ;</text:p>
      <text:p text:style-name="Код"><text:s text:c="2"/>WRITE('Вход:');</text:p>
      <text:p text:style-name="Код"><text:s text:c="2"/>WHILE NOT EOLN</text:p>
      <text:p text:style-name="Код"><text:s text:c="2"/>DO</text:p>
      <text:p text:style-name="Код"><text:s text:c="4"/>BEGIN</text:p>
      <text:p text:style-name="P6"><text:s text:c="6"/>READ(Ch);</text:p>
      <text:p text:style-name="Код"><text:soft-page-break/><text:s text:c="6"/>WRITE(Ch);</text:p>
      <text:p text:style-name="Код"><text:s text:c="6"/>AddQ(Ch);</text:p>
      <text:p text:style-name="Код"><text:s text:c="4"/>END;</text:p>
      <text:p text:style-name="Код"><text:s text:c="2"/>WRITELN;</text:p>
      <text:p text:style-name="Код"><text:s text:c="2"/>RemoveExtraBlanks;</text:p>
      <text:p text:style-name="Код"><text:s text:c="2"/>WRITE('Выход:');</text:p>
      <text:p text:style-name="Код"><text:s text:c="2"/>HeadQ(Ch);</text:p>
      <text:p text:style-name="Код"><text:s text:c="2"/>WHILE Ch &lt;&gt; '#'</text:p>
      <text:p text:style-name="Код"><text:s text:c="2"/>DO</text:p>
      <text:p text:style-name="Код"><text:s text:c="4"/>BEGIN</text:p>
      <text:p text:style-name="Код"><text:s text:c="6"/>WRITE(Ch);</text:p>
      <text:p text:style-name="Код"><text:s text:c="6"/>DelQ;</text:p>
      <text:p text:style-name="Код"><text:s text:c="6"/>HeadQ(Ch)</text:p>
      <text:p text:style-name="Код"><text:s text:c="4"/>END;</text:p>
      <text:p text:style-name="Код"><text:s text:c="2"/>WRITELN</text:p>
      <text:p text:style-name="P6">END. {TestRemove}</text:p>
      <text:p text:style-name="Код"/>
      <text:p text:style-name="P5">DP1</text:p>
      <text:p text:style-name="P6">PROCEDURE RemoveExtraBlanks;</text:p>
      <text:p text:style-name="Код"><text:span text:style-name="T1">{</text:span>Удаляет<text:span text:style-name="T1"> </text:span>лишни<text:span text:style-name="T1">e </text:span>пробелы<text:span text:style-name="T1"> </text:span>между<text:span text:style-name="T1"> </text:span>словами<text:span text:style-name="T1"> </text:span>на<text:span text:style-name="T1"> </text:span>одной<text:span text:style-name="T1"> </text:span>строке<text:span text:style-name="T1">}</text:span></text:p>
      <text:p text:style-name="P6">VAR</text:p>
      <text:p text:style-name="Код"><text:s text:c="2"/>Ch ,Blank, LineEnd: CHAR;</text:p>
      <text:p text:style-name="Код">BEGIN {RemoveExtraBlanks}</text:p>
      <text:p text:style-name="Код"><text:s text:c="2"/>Blank := ' ';</text:p>
      <text:p text:style-name="Код"><text:span text:style-name="T1"><text:s text:c="2"/>LineEnd</text:span> :='$';</text:p>
      <text:p text:style-name="Код"><text:s text:c="2"/><text:span text:style-name="T1">AddQ</text:span>(<text:span text:style-name="T1">LineEnd</text:span>); {помечаем конец текста в очереди}</text:p>
      <text:p text:style-name="Код"><text:s text:c="2"/><text:span text:style-name="T1">HeadQ(Ch);</text:span></text:p>
      <text:p text:style-name="Код"><text:s text:c="2"/>{удаляем пробелы}</text:p>
      <text:p text:style-name="Код"><text:s text:c="2"/>WHILE Ch &lt;&gt; LineEnd</text:p>
      <text:p text:style-name="Код"><text:s text:c="2"/>DO</text:p>
      <text:p text:style-name="Код"><text:s text:c="4"/><text:span text:style-name="T1">BEGIN</text:span></text:p>
      <text:p text:style-name="Код"><text:s text:c="6"/>{читаем слово}</text:p>
      <text:p text:style-name="Код"><text:s text:c="6"/>{удаляем пробелы}</text:p>
      <text:p text:style-name="Код"><text:s text:c="6"/>{Вставляем пробел между словами}</text:p>
      <text:p text:style-name="Код"><text:s text:c="4"/><text:span text:style-name="T1">END</text:span>;</text:p>
      <text:p text:style-name="Код"><text:s text:c="2"/><text:span text:style-name="T1">DelQ</text:span> {удаяем <text:span text:style-name="T1">LineEnd</text:span> из очереди}</text:p>
      <text:p text:style-name="Код"><text:span text:style-name="T1">END</text:span>; {<text:span text:style-name="T1">RemoveExtraBlanks</text:span>}</text:p>
      <text:p text:style-name="Код"/>
      <text:p text:style-name="P5"><text:span text:style-name="T1">D</text:span>P1.1</text:p>
      <text:p text:style-name="Код">{удаляем пробелы}</text:p>
      <text:p text:style-name="Код"><text:s text:c="6"/><text:span text:style-name="T1">WHILE Ch = Blank</text:span></text:p>
      <text:p text:style-name="Код"><text:s text:c="6"/>DO</text:p>
      <text:p text:style-name="Код"><text:s text:c="8"/>BEGIN</text:p>
      <text:p text:style-name="Код"><text:s text:c="10"/>DelQ;</text:p>
      <text:p text:style-name="Код"><text:s text:c="10"/>HeadQ(Ch)</text:p>
      <text:p text:style-name="Код"><text:s text:c="8"/>END;</text:p>
      <text:p text:style-name="Код"/>
      <text:p text:style-name="P5">DP1.2</text:p>
      <text:p text:style-name="Код">{читаем слово}</text:p>
      <text:p text:style-name="Код"><text:s text:c="7"/>WHILE (Ch &lt;&gt; Blank) AND (Ch &lt;&gt; LineEnd)</text:p>
      <text:p text:style-name="Код"><text:s text:c="7"/>DO</text:p>
      <text:p text:style-name="Код"><text:s text:c="9"/>BEGIN</text:p>
      <text:p text:style-name="Код"><text:soft-page-break/><text:s text:c="11"/>AddQ(Ch);</text:p>
      <text:p text:style-name="Код"><text:s text:c="11"/>DelQ;</text:p>
      <text:p text:style-name="Код"><text:span text:style-name="T1"><text:s text:c="11"/>HeadQ</text:span>(<text:span text:style-name="T1">Ch</text:span>)</text:p>
      <text:p text:style-name="Код"><text:s text:c="9"/><text:span text:style-name="T1">END</text:span>;</text:p>
      <text:p text:style-name="Код"/>
      <text:p text:style-name="P5">DP1.3</text:p>
      <text:p text:style-name="Код">{Вставляем пробел между словами}</text:p>
      <text:p text:style-name="Код"><text:s text:c="7"/><text:span text:style-name="T1">IF Ch &lt;&gt; LineEnd</text:span></text:p>
      <text:p text:style-name="P6"><text:s text:c="7"/>THEN</text:p>
      <text:p text:style-name="Код"><text:s text:c="9"/>AddQ(Blank)</text:p>
      <text:p text:style-name="P3"/>
      <text:p text:style-name="P4">Модуль<text:span text:style-name="T1"> </text:span>очереди</text:p>
      <text:p text:style-name="P3"/>
      <text:p text:style-name="Код">UNIT <text:span text:style-name="T1">Queue</text:span>;</text:p>
      <text:p text:style-name="Код">INTERFACE</text:p>
      <text:p text:style-name="Код">PROCEDURE EmptyQ;</text:p>
      <text:p text:style-name="Код">PROCEDURE AddQ (VAR Elt : CHAR);</text:p>
      <text:p text:style-name="Код">PROCEDURE DelQ;</text:p>
      <text:p text:style-name="Код">PROCEDURE HeadQ(VAR Elt: CHAR);</text:p>
      <text:p text:style-name="Код">PROCEDURE WriteQ;</text:p>
      <text:p text:style-name="Код"/>
      <text:p text:style-name="Код">IMPLEMENTATION</text:p>
      <text:p text:style-name="Код">VAR</text:p>
      <text:p text:style-name="Код"><text:s text:c="2"/>Q, TEMP: TEXT;</text:p>
      <text:p text:style-name="Код"/>
      <text:p text:style-name="Код">PROCEDURE CopyOpen (VAR F1, F2 :TEXT);</text:p>
      <text:p text:style-name="Код"><text:span text:style-name="T1"><text:s/></text:span>{копириует строку из <text:span text:style-name="T1">F</text:span>1 в <text:span text:style-name="T1">F</text:span>2 без <text:span text:style-name="T1">RESET</text:span> или <text:span text:style-name="T1">REWRITE</text:span>;</text:p>
      <text:p text:style-name="Код"><text:s text:c="2"/>таким образом <text:span text:style-name="T1">F</text:span>1 должен быть готов для чтения,а <text:span text:style-name="T1">F</text:span>2 для записи,</text:p>
      <text:p text:style-name="Код"><text:s text:c="2"/>но прошлые строки у этих файлов могут быть не пусты }</text:p>
      <text:p text:style-name="Код"><text:span text:style-name="T1">VAR</text:span></text:p>
      <text:p text:style-name="Код"><text:s text:c="2"/>Ch: CHAR;</text:p>
      <text:p text:style-name="Код">BEGIN {CopyOpen}</text:p>
      <text:p text:style-name="Код"><text:s text:c="2"/>WHILE NOT EOLN (F1)</text:p>
      <text:p text:style-name="Код"><text:s text:c="2"/>DO</text:p>
      <text:p text:style-name="Код"><text:s text:c="4"/>BEGIN</text:p>
      <text:p text:style-name="Код"><text:s text:c="6"/>READ(F1,Ch);</text:p>
      <text:p text:style-name="Код"><text:s text:c="6"/>WRITE(F2,Ch)</text:p>
      <text:p text:style-name="Код"><text:s text:c="4"/>END</text:p>
      <text:p text:style-name="Код">END;{CopyOpen}</text:p>
      <text:p text:style-name="Код"/>
      <text:p text:style-name="Код">PROCEDURE EmptyQ;</text:p>
      <text:p text:style-name="Код">{Q := &lt;,/,R&gt;}</text:p>
      <text:p text:style-name="Код">BEGIN {EmptyQ}</text:p>
      <text:p text:style-name="Код"><text:s text:c="2"/>REWRITE(Q);</text:p>
      <text:p text:style-name="Код"><text:s text:c="2"/>WRITELN(Q);</text:p>
      <text:p text:style-name="Код"><text:s text:c="2"/>RESET(Q)</text:p>
      <text:p text:style-name="Код">END{EmptyQ};</text:p>
      <text:p text:style-name="Код"/>
      <text:p text:style-name="Код">PROCEDURE AddQ (VAR Elt : CHAR);</text:p>
      <text:p text:style-name="Код"><text:span text:style-name="T1"><text:s text:c="2"/></text:span>{<text:span text:style-name="T1">Q</text:span> = &lt;,<text:span text:style-name="T1">x</text:span>/,<text:span text:style-name="T1">R</text:span>&gt;,где <text:span text:style-name="T1">x</text:span> строка И <text:span text:style-name="T1">Elt</text:span> = <text:span text:style-name="T1">a</text:span> --&gt;</text:p>
      <text:p text:style-name="Код"><text:s text:c="3"/><text:span text:style-name="T1">Q = &lt;,xa/,R&gt; }</text:span></text:p>
      <text:p text:style-name="Код">BEGIN {AddQ}</text:p>
      <text:p text:style-name="Код"><text:soft-page-break/><text:s text:c="2"/>.....</text:p>
      <text:p text:style-name="Код">END {AddQ};</text:p>
      <text:p text:style-name="Код"/>
      <text:p text:style-name="Код">PROCEDURE DelQ;</text:p>
      <text:p text:style-name="Код"><text:s text:c="2"/>{(Q = &lt;,/,R&gt; --&gt;)|</text:p>
      <text:p text:style-name="Код"><text:span text:style-name="T1"><text:s text:c="3"/></text:span>(<text:span text:style-name="T1">Q</text:span> = &lt;,<text:span text:style-name="T1">ax</text:span>/,<text:span text:style-name="T1">R</text:span>&gt;,где <text:span text:style-name="T1">a</text:span> символ и <text:span text:style-name="T1">x</text:span> строка <text:s/>--&gt;</text:p>
      <text:p text:style-name="Код"><text:s text:c="5"/><text:span text:style-name="T1">Q:= &lt;,x/,R&gt; }</text:span></text:p>
      <text:p text:style-name="Код">VAR</text:p>
      <text:p text:style-name="Код"><text:s text:c="2"/>Ch: CHAR;</text:p>
      <text:p text:style-name="Код"><text:span text:style-name="T1">BEGIN</text:span> {<text:span text:style-name="T1">DelQ</text:span>}</text:p>
      <text:p text:style-name="Код"><text:s text:c="2"/>{удаляем первый элемент из <text:span text:style-name="T1">Q</text:span>};</text:p>
      <text:p text:style-name="Код"/>
      <text:p text:style-name="Код"><text:s text:c="2"/><text:span text:style-name="T1">READ(Q,Ch);</text:span></text:p>
      <text:p text:style-name="Код"><text:s text:c="2"/>IF NOT EOF (Q)</text:p>
      <text:p text:style-name="Код"><text:s text:c="2"/>THEN {не пустой}</text:p>
      <text:p text:style-name="Код"><text:s text:c="4"/>BEGIN</text:p>
      <text:p text:style-name="Код"><text:s text:c="6"/>REWRITE(Temp);</text:p>
      <text:p text:style-name="Код"><text:s text:c="6"/>CopyOpen(Q,Temp);</text:p>
      <text:p text:style-name="Код"><text:s text:c="6"/>WRITELN(Temp);</text:p>
      <text:p text:style-name="Код"><text:s text:c="6"/>{копируем Temp в Q}</text:p>
      <text:p text:style-name="Код"><text:s text:c="6"/>RESET(Temp);</text:p>
      <text:p text:style-name="Код"><text:s text:c="6"/>REWRITE(Q);</text:p>
      <text:p text:style-name="Код"><text:s text:c="6"/>CopyOpen(Temp,Q);</text:p>
      <text:p text:style-name="Код"><text:s text:c="6"/>WRITELN(Q);</text:p>
      <text:p text:style-name="Код"><text:s text:c="4"/>END;</text:p>
      <text:p text:style-name="Код"><text:s text:c="2"/>RESET(Q)</text:p>
      <text:p text:style-name="Код">END {DelQ};</text:p>
      <text:p text:style-name="Код"/>
      <text:p text:style-name="Код">PROCEDURE HeadQ(VAR Elt: CHAR);</text:p>
      <text:p text:style-name="Код"><text:span text:style-name="T1"><text:s text:c="2"/></text:span>{(<text:span text:style-name="T1">Q</text:span> = &lt;,/,<text:span text:style-name="T1">R</text:span>&gt; --&gt; <text:span text:style-name="T1">Elt</text:span> := '#')|</text:p>
      <text:p text:style-name="Код"><text:s text:c="3"/>(<text:span text:style-name="T1">Q</text:span> = &lt;,<text:span text:style-name="T1">ax</text:span>/,<text:span text:style-name="T1">R</text:span>&gt;,где <text:span text:style-name="T1">a</text:span> символ и <text:span text:style-name="T1">x</text:span> строка <text:s/>--&gt;</text:p>
      <text:p text:style-name="Код"><text:s text:c="5"/><text:span text:style-name="T1">Elt:= 'a' }</text:span></text:p>
      <text:p text:style-name="Код">BEGIN <text:s/>{HeadQ}</text:p>
      <text:p text:style-name="Код"><text:s text:c="2"/>IF NOT EOLN(Q)</text:p>
      <text:p text:style-name="Код"><text:s text:c="2"/>THEN</text:p>
      <text:p text:style-name="Код"><text:s text:c="4"/>READ(Q,Elt)</text:p>
      <text:p text:style-name="Код"><text:s text:c="2"/>ELSE</text:p>
      <text:p text:style-name="Код"><text:s text:c="4"/>Elt := '#';</text:p>
      <text:p text:style-name="Код"><text:s text:c="2"/>RESET(Q)</text:p>
      <text:p text:style-name="Код">END{HeadQ};</text:p>
      <text:p text:style-name="Код"/>
      <text:p text:style-name="Код">PROCEDURE WriteQ;</text:p>
      <text:p text:style-name="Код"><text:span text:style-name="T1"><text:s text:c="2"/></text:span>{ (<text:span text:style-name="T1">Q</text:span> = &lt;,<text:span text:style-name="T1">x</text:span>/,<text:span text:style-name="T1">R</text:span>&gt; и <text:span text:style-name="T1">OUTPUT</text:span> =&lt;<text:span text:style-name="T1">y</text:span>,,<text:span text:style-name="T1">W</text:span>&gt;,где <text:span text:style-name="T1">y</text:span> и <text:span text:style-name="T1">x</text:span> строка <text:s/>--&gt;</text:p>
      <text:p text:style-name="Код"><text:s text:c="5"/><text:span text:style-name="T1">OUTPUT := &lt;y&amp;x/,,W&gt; }</text:span></text:p>
      <text:p text:style-name="Код">BEGIN {WriteQ}</text:p>
      <text:p text:style-name="Код"><text:s text:c="2"/>CopyOpen(Q,OUTPUT);</text:p>
      <text:p text:style-name="Код"><text:s text:c="2"/>WRITELN(OUTPUT);</text:p>
      <text:p text:style-name="Код"><text:s text:c="2"/>RESET(Q)</text:p>
      <text:p text:style-name="Код">END{WriteQ};</text:p>
      <text:p text:style-name="Код"/>
      <text:p text:style-name="Код">BEGIN</text:p>
      <text:p text:style-name="Код">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auto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5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7H28M7S</meta:editing-duration>
    <meta:editing-cycles>31</meta:editing-cycles>
    <meta:generator>LibreOffice/5.1.3.2$Windows_x86 LibreOffice_project/644e4637d1d8544fd9f56425bd6cec110e49301b</meta:generator>
    <dc:date>2017-02-20T20:28:18.234000000</dc:date>
    <meta:document-statistic meta:table-count="0" meta:image-count="0" meta:object-count="0" meta:page-count="5" meta:paragraph-count="228" meta:word-count="666" meta:character-count="4990" meta:non-whitespace-character-count="3676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